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5.706cm" fo:min-width="10.456cm"/>
    </style:style>
    <style:style style:name="gr10" style:family="graphic" style:parent-style-name="standard">
      <style:graphic-properties draw:textarea-horizontal-align="justify" draw:textarea-vertical-align="middle" draw:auto-grow-height="false" fo:min-height="6.248cm" fo:min-width="10.3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.8cm" svg:height="0.962cm" svg:x="4cm" svg:y="3.4cm">
          <draw:text-box>
            <text:p>Usuário</text:p>
          </draw:text-box>
        </draw:frame>
        <draw:line draw:style-name="gr2" draw:text-style-name="P2" draw:layer="layout" svg:x1="5.4cm" svg:y1="4.8cm" svg:x2="5.4cm" svg:y2="7.6cm">
          <text:p/>
        </draw:line>
        <draw:frame draw:style-name="gr3" draw:text-style-name="P1" draw:layer="layout" svg:width="5.2cm" svg:height="1cm" svg:x="3cm" svg:y="8cm">
          <draw:text-box>
            <text:p>Celular/Desktop</text:p>
          </draw:text-box>
        </draw:frame>
        <draw:line draw:style-name="gr4" draw:text-style-name="P2" draw:layer="layout" svg:x1="5.4cm" svg:y1="9.6cm" svg:x2="5.4cm" svg:y2="12.2cm">
          <text:p/>
        </draw:line>
        <draw:frame draw:style-name="gr1" draw:text-style-name="P1" draw:layer="layout" svg:width="5.4cm" svg:height="0.962cm" svg:x="2.8cm" svg:y="13cm">
          <draw:text-box>
            <text:p>Rede de Internet</text:p>
          </draw:text-box>
        </draw:frame>
        <draw:line draw:style-name="gr2" draw:text-style-name="P2" draw:layer="layout" svg:x1="8.6cm" svg:y1="13.6cm" svg:x2="12.2cm" svg:y2="13.6cm">
          <text:p/>
        </draw:line>
        <draw:frame draw:style-name="gr5" draw:text-style-name="P1" draw:layer="layout" svg:width="6.8cm" svg:height="1.2cm" svg:x="12.4cm" svg:y="13cm">
          <draw:text-box>
            <text:p>Acessa a aplicação</text:p>
          </draw:text-box>
        </draw:frame>
        <draw:line draw:style-name="gr2" draw:text-style-name="P2" draw:layer="layout" svg:x1="15cm" svg:y1="12.6cm" svg:x2="15cm" svg:y2="9.6cm">
          <text:p/>
        </draw:line>
        <draw:frame draw:style-name="gr1" draw:text-style-name="P1" draw:layer="layout" svg:width="4.8cm" svg:height="0.962cm" svg:x="12.8cm" svg:y="8.038cm">
          <draw:text-box>
            <text:p>Login/Cadastro</text:p>
          </draw:text-box>
        </draw:frame>
        <draw:line draw:style-name="gr2" draw:text-style-name="P2" draw:layer="layout" svg:x1="15cm" svg:y1="7.4cm" svg:x2="15cm" svg:y2="4.4cm">
          <text:p/>
        </draw:line>
        <draw:frame draw:style-name="gr1" draw:text-style-name="P1" draw:layer="layout" svg:width="6.8cm" svg:height="0.962cm" svg:x="12cm" svg:y="3.238cm">
          <draw:text-box>
            <text:p>Acesso as Avaliações </text:p>
          </draw:text-box>
        </draw:frame>
        <draw:line draw:style-name="gr2" draw:text-style-name="P2" draw:layer="layout" svg:x1="19.6cm" svg:y1="3.8cm" svg:x2="22cm" svg:y2="3.8cm">
          <text:p/>
        </draw:line>
        <draw:frame draw:style-name="gr6" draw:text-style-name="P1" draw:layer="layout" svg:width="5cm" svg:height="3.095cm" svg:x="22.4cm" svg:y="2.6cm">
          <draw:text-box>
            <text:p>Acesso a localização/Cardápio de Restaurantes</text:p>
          </draw:text-box>
        </draw:frame>
        <draw:line draw:style-name="gr2" draw:text-style-name="P2" draw:layer="layout" svg:x1="24.4cm" svg:y1="6.6cm" svg:x2="24.4cm" svg:y2="9.4cm">
          <text:p/>
        </draw:line>
        <draw:frame draw:style-name="gr7" draw:text-style-name="P1" draw:layer="layout" svg:width="5.6cm" svg:height="1.673cm" svg:x="21.8cm" svg:y="10.4cm">
          <draw:text-box>
            <text:p>Compartilha sua avaliação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.8cm" svg:height="0.962cm" svg:x="5.2cm" svg:y="5.8cm">
          <draw:text-box>
            <text:p>Usuário</text:p>
          </draw:text-box>
        </draw:frame>
        <draw:custom-shape draw:style-name="gr9" draw:text-style-name="P4" draw:layer="layout" svg:width="11.6cm" svg:height="6.6cm" svg:x="1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1.6cm" svg:height="7.2cm" svg:x="15.6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cm" svg:height="1.673cm" svg:x="1.4cm" svg:y="10.727cm">
          <draw:text-box>
            <text:p>Smartphone Android 7+</text:p>
          </draw:text-box>
        </draw:frame>
        <draw:frame draw:style-name="gr11" draw:text-style-name="P1" draw:layer="layout" svg:width="6cm" svg:height="2.384cm" svg:x="7cm" svg:y="10.2cm">
          <draw:text-box>
            <text:p>Desktop/notebook</text:p>
            <text:p>Core I5 +</text:p>
            <text:p>4GB RAM +</text:p>
          </draw:text-box>
        </draw:frame>
        <draw:frame draw:style-name="gr3" draw:text-style-name="P1" draw:layer="layout" svg:width="5.4cm" svg:height="1cm" svg:x="3.6cm" svg:y="8.6cm">
          <draw:text-box>
            <text:p>Internet 10MB +</text:p>
          </draw:text-box>
        </draw:frame>
        <draw:frame draw:style-name="gr1" draw:text-style-name="P1" draw:layer="layout" svg:width="2.8cm" svg:height="0.962cm" svg:x="5.4cm" svg:y="14.4cm">
          <draw:text-box>
            <text:p>chrome</text:p>
          </draw:text-box>
        </draw:frame>
        <draw:frame draw:style-name="gr1" draw:text-style-name="P1" draw:layer="layout" svg:width="2.8cm" svg:height="0.962cm" svg:x="2.4cm" svg:y="14.2cm">
          <draw:text-box>
            <text:p>firefox</text:p>
          </draw:text-box>
        </draw:frame>
        <draw:frame draw:style-name="gr1" draw:text-style-name="P1" draw:layer="layout" svg:width="2.8cm" svg:height="0.962cm" svg:x="8.8cm" svg:y="14.2cm">
          <draw:text-box>
            <text:p>edge</text:p>
          </draw:text-box>
        </draw:frame>
        <draw:line draw:style-name="gr2" draw:text-style-name="P2" draw:layer="layout" svg:x1="11.4cm" svg:y1="6.4cm" svg:x2="12.8cm" svg:y2="5cm">
          <text:p/>
        </draw:line>
        <draw:connector draw:style-name="gr12" draw:text-style-name="P2" draw:layer="layout" draw:type="lines" svg:x1="14.035cm" svg:y1="4.975cm" svg:x2="15.559cm" svg:y2="6.873cm" svg:d="M14035 4975l1524 1898" svg:viewBox="0 0 1525 1899">
          <text:p/>
        </draw:connector>
        <draw:frame draw:style-name="gr5" draw:text-style-name="P1" draw:layer="layout" svg:width="5.2cm" svg:height="1.2cm" svg:x="10.8cm" svg:y="3.4cm">
          <draw:text-box>
            <text:p>Rede de Dados</text:p>
          </draw:text-box>
        </draw:frame>
        <draw:frame draw:style-name="gr1" draw:text-style-name="P1" draw:layer="layout" svg:width="3.4cm" svg:height="0.962cm" svg:x="17cm" svg:y="8.838cm">
          <draw:text-box>
            <text:p>Aplicação</text:p>
          </draw:text-box>
        </draw:frame>
        <draw:frame draw:style-name="gr3" draw:text-style-name="P1" draw:layer="layout" svg:width="5.4cm" svg:height="1cm" svg:x="21.2cm" svg:y="11.2cm">
          <draw:text-box>
            <text:p>Banco de Dados</text:p>
          </draw:text-box>
        </draw:frame>
        <draw:frame draw:style-name="gr1" draw:text-style-name="P1" draw:layer="layout" svg:width="2.2cm" svg:height="0.962cm" svg:x="20cm" svg:y="5.4cm">
          <draw:text-box>
            <text:p>Cloud</text:p>
          </draw:text-box>
        </draw:frame>
        <draw:frame draw:style-name="gr1" draw:text-style-name="P1" draw:layer="layout" svg:width="2cm" svg:height="0.962cm" svg:x="17.8cm" svg:y="7.638cm">
          <draw:text-box>
            <text:p>react</text:p>
          </draw:text-box>
        </draw:frame>
        <draw:frame draw:style-name="gr1" draw:text-style-name="P1" draw:layer="layout" svg:width="2.4cm" svg:height="0.962cm" svg:x="19.6cm" svg:y="7.6cm">
          <draw:text-box>
            <text:p>Spring</text:p>
          </draw:text-box>
        </draw:frame>
        <draw:frame draw:style-name="gr3" draw:text-style-name="P1" draw:layer="layout" svg:width="2.2cm" svg:height="1cm" svg:x="16cm" svg:y="7.6cm">
          <draw:text-box>
            <text:p>Java</text:p>
          </draw:text-box>
        </draw:frame>
        <draw:frame draw:style-name="gr3" draw:text-style-name="P1" draw:layer="layout" svg:width="6.2cm" svg:height="1cm" svg:x="20.8cm" svg:y="10.6cm">
          <draw:text-box>
            <text:p>MySQL/SQL Server</text:p>
          </draw:text-box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7:12:21.138146857</meta:creation-date>
    <dc:date>2022-02-22T19:55:24.004896010</dc:date>
    <meta:editing-duration>PT2M51S</meta:editing-duration>
    <meta:editing-cycles>1</meta:editing-cycles>
    <meta:document-statistic meta:object-count="59"/>
    <meta:generator>LibreOffice/6.4.7.2$Linux_X86_64 LibreOffice_project/40$Build-2</meta:generator>
  </office:meta>
</office:document-meta>
</file>